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40C98BC6DAB5F4A2A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, time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1271in" fo:margin-left="0in" table:align="left" style:writing-mode="page"/>
    </style:style>
    <style:style style:name="Table1.A" style:family="table-column">
      <style:table-column-properties style:column-width="0.3729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4.8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576in" table:align="right" style:writing-mode="page"/>
    </style:style>
    <style:style style:name="Table3.A" style:family="table-column">
      <style:table-column-properties style:column-width="3.316in"/>
    </style:style>
    <style:style style:name="Table3.B" style:family="table-column">
      <style:table-column-properties style:column-width="3.3417in"/>
    </style:style>
    <style:style style:name="Table3.1" style:family="table-row">
      <style:table-row-properties style:min-row-height="1.9361in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7.1271in" fo:margin-left="0in" table:align="left" style:writing-mode="page"/>
    </style:style>
    <style:style style:name="Table2.A" style:family="table-column">
      <style:table-column-properties style:column-width="1.9785in"/>
    </style:style>
    <style:style style:name="Table2.B" style:family="table-column">
      <style:table-column-properties style:column-width="5.148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1.75in" fo:margin-right="0in" fo:line-height="100%" fo:text-indent="0in" style:auto-text-indent="false" style:page-number="auto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fo:font-weight="bold" officeooo:rsid="000c247c" officeooo:paragraph-rsid="000c247c" style:font-size-asian="10pt" style:font-weight-asian="bold" style:font-size-complex="10pt" style:font-weight-complex="bold"/>
    </style:style>
    <style:style style:name="P2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bebb3f" style:font-size-asian="10pt" style:font-size-complex="10pt"/>
    </style:style>
    <style:style style:name="P3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0c247c" officeooo:paragraph-rsid="000c247c"/>
    </style:style>
    <style:style style:name="P4" style:family="paragraph" style:parent-style-name="Header">
      <loext:graphic-properties draw:fill="none"/>
      <style:paragraph-properties fo:margin-left="1.75in" fo:margin-right="0in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0c247c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fo:font-weight="bold" officeooo:paragraph-rsid="001a354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a3546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center" style:justify-single-word="false" style:writing-mode="page"/>
      <style:text-properties style:font-name="Times New Roman" fo:font-size="13pt" fo:font-style="italic" officeooo:rsid="00146c08" officeooo:paragraph-rsid="00146c08" style:font-size-asian="11.3500003814697pt" style:font-style-asian="italic" style:font-size-complex="13pt" style:font-style-complex="italic"/>
    </style:style>
    <style:style style:name="P8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3pt" officeooo:rsid="00146c08" officeooo:paragraph-rsid="00146c08" style:font-size-asian="11.3500003814697pt" style:font-size-complex="13pt"/>
    </style:style>
    <style:style style:name="P9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3pt" officeooo:rsid="001b6718" officeooo:paragraph-rsid="001b6718" style:font-size-asian="11.3500003814697pt" style:font-size-complex="13pt"/>
    </style:style>
    <style:style style:name="P10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3pt" fo:font-weight="bold" officeooo:rsid="001b6718" officeooo:paragraph-rsid="001b6718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3pt" fo:font-weight="bold" officeooo:rsid="001b6718" officeooo:paragraph-rsid="006b69be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line-height="150%" fo:text-align="center" style:justify-single-word="false" style:writing-mode="page"/>
      <style:text-properties style:font-name="Times New Roman" fo:font-size="13pt" fo:font-weight="normal" officeooo:rsid="001b6718" officeooo:paragraph-rsid="007231f2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1pt" officeooo:rsid="00146c08" officeooo:paragraph-rsid="00146c08" style:font-size-asian="11.3500003814697pt" style:font-size-complex="13pt"/>
    </style:style>
    <style:style style:name="P14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1pt" officeooo:rsid="00146c08" officeooo:paragraph-rsid="0018a79f" style:font-size-asian="11.3500003814697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3pt" style:font-size-asian="11.3500003814697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3pt" officeooo:rsid="003725bf" officeooo:paragraph-rsid="003725bf" style:font-size-asian="11.3500003814697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3pt" officeooo:rsid="0075f5cd" officeooo:paragraph-rsid="0075f5cd" style:font-size-asian="11.3500003814697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3pt" officeooo:rsid="00c9be35" officeooo:paragraph-rsid="00c9be35" style:font-size-asian="11.3500003814697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3pt" officeooo:rsid="00c9be35" officeooo:paragraph-rsid="00c9be35" style:font-size-asian="11.3500003814697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3pt" officeooo:rsid="00cac40f" officeooo:paragraph-rsid="00cac40f" style:font-size-asian="11.3500003814697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3pt" officeooo:rsid="00cc517d" officeooo:paragraph-rsid="00cc517d" style:font-size-asian="11.3500003814697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3pt" officeooo:rsid="00cc517d" officeooo:paragraph-rsid="00cc517d" style:font-size-asian="11.3500003814697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officeooo:rsid="00c63ce8" officeooo:paragraph-rsid="00c63ce8"/>
    </style:style>
    <style:style style:name="P25" style:family="paragraph" style:parent-style-name="Standard" style:list-style-name="L1"/>
    <style:style style:name="P26" style:family="paragraph" style:parent-style-name="Standard">
      <style:paragraph-properties fo:text-align="start" style:justify-single-word="false"/>
      <style:text-properties style:font-name="Times New Roman" fo:font-size="13pt" officeooo:rsid="00c9be35" officeooo:paragraph-rsid="00d1e2db" style:font-size-asian="11.3500003814697pt" style:font-size-complex="13pt"/>
    </style:style>
    <style:style style:name="P27" style:family="paragraph" style:parent-style-name="Standard">
      <style:text-properties officeooo:paragraph-rsid="00d1e2db"/>
    </style:style>
    <style:style style:name="P28" style:family="paragraph" style:parent-style-name="Standard">
      <style:paragraph-properties fo:text-align="start" style:justify-single-word="false"/>
      <style:text-properties fo:font-size="13pt" officeooo:paragraph-rsid="00c9be35" style:font-size-asian="13pt" style:font-size-complex="13pt"/>
    </style:style>
    <style:style style:name="P29" style:family="paragraph" style:parent-style-name="Standard" style:list-style-name="L2">
      <style:paragraph-properties fo:line-height="150%" fo:text-align="start" style:justify-single-word="false" style:writing-mode="page"/>
      <style:text-properties style:font-name="Times New Roman" fo:font-size="13pt" officeooo:rsid="001b6718" officeooo:paragraph-rsid="001b6718" style:font-size-asian="11.3500003814697pt" style:font-size-complex="13pt"/>
    </style:style>
    <style:style style:name="P30" style:family="paragraph" style:parent-style-name="Standard" style:list-style-name="L3">
      <style:paragraph-properties fo:line-height="150%" fo:text-align="start" style:justify-single-word="false" style:writing-mode="page"/>
      <style:text-properties style:font-name="Times New Roman" fo:font-size="13pt" fo:font-weight="normal" officeooo:rsid="001b6718" officeooo:paragraph-rsid="006b69be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3pt" fo:font-weight="normal" officeooo:rsid="001b6718" officeooo:paragraph-rsid="006b69be" style:font-size-asian="11.3500003814697pt" style:font-weight-asian="normal" style:font-size-complex="13pt" style:font-weight-complex="normal"/>
    </style:style>
    <style:style style:name="P32" style:family="paragraph" style:parent-style-name="Text_20_body">
      <style:text-properties fo:font-size="13pt" style:font-size-asian="13pt" style:font-size-complex="13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3pt" fo:font-weight="bold" officeooo:rsid="00d08449" officeooo:paragraph-rsid="00d08449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3pt" officeooo:rsid="00d08449" officeooo:paragraph-rsid="00d08449" style:font-size-asian="11.3500003814697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3pt" officeooo:paragraph-rsid="00d1e2db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3pt" officeooo:rsid="00cac40f" officeooo:paragraph-rsid="00d1e2db" style:font-size-asian="11.3500003814697pt" style:font-size-complex="13pt"/>
    </style:style>
    <style:style style:name="P37" style:family="paragraph" style:parent-style-name="Table_20_Contents">
      <style:paragraph-properties fo:text-align="end" style:justify-single-word="false"/>
      <style:text-properties style:font-name="Times New Roman" fo:font-size="13pt" officeooo:rsid="00cac40f" officeooo:paragraph-rsid="00d1e2db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3pt" officeooo:rsid="00c9be35" officeooo:paragraph-rsid="00d1e2db" style:font-size-asian="11.3500003814697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3pt" officeooo:rsid="0022adb9" officeooo:paragraph-rsid="00d1e2db" style:font-size-asian="11.3500003814697pt" style:font-size-complex="13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3pt" officeooo:rsid="0022adb9" officeooo:paragraph-rsid="00d46d6f" style:font-size-asian="11.3500003814697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3pt" officeooo:rsid="00cc517d" officeooo:paragraph-rsid="00cc517d" style:font-size-asian="11.3500003814697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3pt" officeooo:rsid="00cc517d" officeooo:paragraph-rsid="00d1e2db" style:font-size-asian="11.3500003814697pt" style:font-size-complex="13pt"/>
    </style:style>
    <style:style style:name="P43" style:family="paragraph" style:parent-style-name="Table_20_Contents">
      <style:paragraph-properties fo:text-align="end" style:justify-single-word="false"/>
      <style:text-properties style:font-name="Times New Roman" fo:font-size="13pt" officeooo:rsid="00cc517d" officeooo:paragraph-rsid="00d1e2db" style:font-size-asian="11.3500003814697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3pt" officeooo:rsid="00c410cc" officeooo:paragraph-rsid="00d1e2db" style:font-size-asian="11.3500003814697pt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3pt" officeooo:rsid="00d1e2db" officeooo:paragraph-rsid="00d1e2db" style:font-size-asian="11.3500003814697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3pt" officeooo:rsid="00d2e5f8" officeooo:paragraph-rsid="00d2e5f8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3pt" officeooo:rsid="00d46d6f" officeooo:paragraph-rsid="00d46d6f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3pt" officeooo:rsid="00c9be35" officeooo:paragraph-rsid="00d08449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3pt" officeooo:rsid="00cac40f" officeooo:paragraph-rsid="00d08449" style:font-size-asian="13pt" style:font-size-complex="13pt"/>
    </style:style>
    <style:style style:name="P50" style:family="paragraph" style:parent-style-name="Table_20_Contents">
      <style:paragraph-properties fo:text-align="end" style:justify-single-word="false"/>
      <style:text-properties style:font-name="Times New Roman" fo:font-size="13pt" officeooo:rsid="00cac40f" officeooo:paragraph-rsid="00cac40f" style:font-size-asian="13pt" style:font-size-complex="13pt"/>
    </style:style>
    <style:style style:name="P51" style:family="paragraph" style:parent-style-name="Table_20_Contents">
      <style:paragraph-properties fo:text-align="end" style:justify-single-word="false"/>
      <style:text-properties style:font-name="Times New Roman" fo:font-size="13pt" officeooo:paragraph-rsid="00c9be35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3pt" officeooo:paragraph-rsid="00cac40f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3pt" officeooo:rsid="00cc517d" officeooo:paragraph-rsid="00cc517d" style:font-size-asian="13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3pt" officeooo:rsid="00c410cc" officeooo:paragraph-rsid="00c410cc" style:font-size-asian="13pt" style:font-size-complex="13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0.5pt" fo:font-weight="bold" officeooo:rsid="00d08449" officeooo:paragraph-rsid="00d08449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officeooo:rsid="00c63ce8" officeooo:paragraph-rsid="00d1e2db"/>
    </style:style>
    <style:style style:name="P57" style:family="paragraph" style:parent-style-name="Table_20_Contents">
      <style:paragraph-properties fo:text-align="end" style:justify-single-word="false"/>
      <style:text-properties officeooo:paragraph-rsid="00d1e2db"/>
    </style:style>
    <style:style style:name="P58" style:family="paragraph" style:parent-style-name="Table_20_Contents">
      <style:paragraph-properties fo:line-height="150%" fo:text-align="end" style:justify-single-word="false" style:writing-mode="page"/>
      <style:text-properties style:font-name="Times New Roman" fo:font-size="13pt" fo:font-weight="normal" officeooo:rsid="00cac40f" officeooo:paragraph-rsid="00d46d6f" style:font-size-asian="11.3500003814697pt" style:font-weight-asian="normal" style:font-size-complex="13pt" style:font-weight-complex="normal"/>
    </style:style>
    <style:style style:name="P59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3pt" officeooo:rsid="0022adb9" officeooo:paragraph-rsid="00d46d6f" style:font-size-asian="13pt" style:font-size-complex="13pt"/>
    </style:style>
    <style:style style:name="P60" style:family="paragraph" style:parent-style-name="List_20_Paragraph" style:list-style-name="L4">
      <style:paragraph-properties fo:margin-left="0in" fo:margin-right="0in" fo:text-indent="0in" style:auto-text-indent="false"/>
      <style:text-properties style:font-name="Times New Roman" fo:font-size="12pt" officeooo:rsid="00dcf37d" officeooo:paragraph-rsid="00d46d6f" style:font-size-asian="12pt" style:font-size-complex="12pt"/>
    </style:style>
    <style:style style:name="P6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bebb3f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3pt" officeooo:rsid="00af4fff" style:font-size-asian="11.3500003814697pt" style:font-size-complex="13pt"/>
    </style:style>
    <style:style style:name="T6" style:family="text">
      <style:text-properties style:font-name="Times New Roman" fo:font-size="13pt" officeooo:rsid="00c9be35" style:font-size-asian="11.3500003814697pt" style:font-size-complex="13pt"/>
    </style:style>
    <style:style style:name="T7" style:family="text">
      <style:text-properties style:font-name="Times New Roman" fo:font-size="13pt" officeooo:rsid="00d1e2db" style:font-size-asian="11.3500003814697pt" style:font-size-complex="13pt"/>
    </style:style>
    <style:style style:name="T8" style:family="text">
      <style:text-properties style:font-name="Times New Roman" officeooo:rsid="00c9be35"/>
    </style:style>
    <style:style style:name="T9" style:family="text">
      <style:text-properties style:font-name="Times New Roman" officeooo:rsid="00d1e2db"/>
    </style:style>
    <style:style style:name="T10" style:family="text">
      <style:text-properties officeooo:rsid="001a3f87"/>
    </style:style>
    <style:style style:name="T11" style:family="text">
      <style:text-properties officeooo:rsid="0045be79"/>
    </style:style>
    <style:style style:name="T12" style:family="text">
      <style:text-properties officeooo:rsid="00c9be35"/>
    </style:style>
    <style:style style:name="T13" style:family="text">
      <style:text-properties officeooo:rsid="00cac40f"/>
    </style:style>
    <style:style style:name="T14" style:family="text">
      <style:text-properties officeooo:rsid="00cc517d"/>
    </style:style>
    <style:style style:name="T15" style:family="text">
      <style:text-properties officeooo:rsid="00d06deb"/>
    </style:style>
    <style:style style:name="T16" style:family="text">
      <style:text-properties fo:font-variant="normal" fo:text-transform="none" fo:color="#333333" style:font-name="Helvetica Neue" fo:font-size="9.75pt" fo:letter-spacing="normal" fo:font-style="normal"/>
    </style:style>
    <style:style style:name="T17" style:family="text">
      <style:text-properties fo:font-weight="normal" officeooo:rsid="00cc517d" style:font-weight-asian="normal" style:font-weight-complex="normal"/>
    </style:style>
    <style:style style:name="T18" style:family="text">
      <style:text-properties officeooo:rsid="00d08449"/>
    </style:style>
    <style:style style:name="T19" style:family="text">
      <style:text-properties officeooo:rsid="00d1e2db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2pt"/>
    </style:style>
    <style:style style:name="T22" style:family="text">
      <style:text-properties style:font-name="times new roman" fo:font-size="12pt" fo:font-weight="bold"/>
    </style:style>
    <style:style style:name="T23" style:family="text">
      <style:text-properties style:font-name="times new roman" fo:font-weight="bold"/>
    </style:style>
    <style:style style:name="T24" style:family="text">
      <style:text-properties officeooo:rsid="00cac40f" style:font-size-asian="11.3500003814697pt" style:font-size-complex="13pt"/>
    </style:style>
    <style:style style:name="T25" style:family="text">
      <style:text-properties officeooo:rsid="00d46d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BÁO GIÁ THIẾT KẾ WE<text:span text:style-name="T10">BSITE</text:span></text:p>
      <text:p text:style-name="P7">(Thiết kế website <text:span text:style-name="T12">trắc nghiệm trực tuyến</text:span>)</text:p>
      <text:p text:style-name="P8"/>
      <text:p text:style-name="P13">Kính gửi<text:tab/>: Anh <text:span text:style-name="T15">Hưng </text:span></text:p>
      <text:p text:style-name="P14">Địa chỉ<text:tab/><text:tab/>: </text:p>
      <text:p text:style-name="P14"/>
      <text:p text:style-name="P14">CÔNG TY TNHH PHÁT TRIỂN VÀ DỊCH VỤ NGUỒN MỞ THUẬN ĐỨC xin gửi chi tiết báo giá về việc thiết kế website <text:span text:style-name="T12">trắc nghiệm trực tuyến </text:span>như sau:</text:p>
      <text:p text:style-name="P14"/>
      <text:p text:style-name="P10">I. CÁC TÍNH NĂNG CHÍNH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STT</text:p>
          </table:table-cell>
          <table:table-cell table:style-name="Table1.A1" office:value-type="string">
            <text:p text:style-name="P33">Hạng mục</text:p>
          </table:table-cell>
          <table:table-cell table:style-name="Table1.C1" office:value-type="string">
            <text:p text:style-name="P15">Mô tả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34">Tạo đề thi </text:p>
          </table:table-cell>
          <table:table-cell table:style-name="Table1.C2" office:value-type="string">
            <text:p text:style-name="P48"><text:s/><text:span text:style-name="T13">- Menu cho phép tài khoản quản trị tạo và quản lý đề thi theo danh mục gồm các thông tin: tên đề thi, chủ đề, nội dung, hình ảnh minh họa</text:span></text:p>
            <text:p text:style-name="P49">- Menu cho phép quản lý và thay đổi thông tin đề thi, phân đề thi cho từng nhóm, đối tượng thí sinh tham gia</text:p>
            <text:p text:style-name="P49">- <text:span text:style-name="T18">Hổ trợ d</text:span>ạng đề <text:span text:style-name="T18">thi được đưa lên theo dạng File PDF, hoặc <text:s/>file excle. </text:span></text:p>
            <text:p text:style-name="P51"/>
          </table:table-cell>
        </table:table-row>
        <table:table-row>
          <table:table-cell table:style-name="Table1.A2" office:value-type="string">
            <text:p text:style-name="P45">2</text:p>
          </table:table-cell>
          <table:table-cell table:style-name="Table1.A2" office:value-type="string">
            <text:p text:style-name="P19">Dạng đề <text:span text:style-name="T19">thi</text:span></text:p>
          </table:table-cell>
          <table:table-cell table:style-name="Table1.C2" office:value-type="string">
            <text:p text:style-name="P28"><text:span text:style-name="T8">- </text:span><text:span text:style-name="T9">Click vào chuột chọn đáp án đúng </text:span></text:p>
            <text:p text:style-name="P28"><text:span text:style-name="T9">- Click gỏ đáp án vào câu trả lời </text:span></text:p>
          </table:table-cell>
        </table:table-row>
        <table:table-row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46">Kết quả thi</text:p>
          </table:table-cell>
          <table:table-cell table:style-name="Table1.C2" office:value-type="string">
            <text:p text:style-name="P52"><text:span text:style-name="T13">- </text:span><text:span text:style-name="T20">Học sinh click vào “</text:span><text:span text:style-name="T23">Xem” </text:span><text:span text:style-name="T20">sẽ xuất hiện màn hình và xem được cụ thể </text:span><text:span text:style-name="T23">thông tin bài làm</text:span><text:span text:style-name="T20"> của mình như : mã đề , số báo danh, số câu làm đúng, số câu làm sai, đáp án đúng và đối chiếu với bài làm chính của mình.</text:span></text:p>
            <text:p text:style-name="P50"/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46">Mã học sinh</text:p>
          </table:table-cell>
          <table:table-cell table:style-name="Table1.C2" office:value-type="string">
            <text:p text:style-name="P59">- <text:span text:style-name="T25">Tạo danh sách thí sinh ,tạo mã đăng nhập cho từng thí sinh</text:span></text:p>
            <text:p text:style-name="P59"><text:span text:style-name="T25">- Hệ thống gửi email thông báo có đợt thi mới cho thí sinh,phong thi,mã phòng thi ...</text:span>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47"><text:span text:style-name="Strong_20_Emphasis"><text:span text:style-name="T17">Tính năng thống kê và lưu trữ</text:span></text:span></text:p>
          </table:table-cell>
          <table:table-cell table:style-name="Table1.C2" office:value-type="string">
            <text:p text:style-name="P32">- Chấm điểm thi tự động, lưu trữ đề thi và kết quả thi của thí sinh.</text:p>
            <text:p text:style-name="P32">-Thống kê kết quả thi.</text:p>
            <text:p text:style-name="P32">- Quản lý xếp loại</text:p>
            <text:p text:style-name="P53"/>
          </table:table-cell>
        </table:table-row>
        <table:table-row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16">Chi phí dự kiến</text:p>
          </table:table-cell>
          <table:table-cell table:style-name="Table1.C2" office:value-type="string">
            <text:p text:style-name="P54"><text:s/>?.000.000 VNĐ ( <text:s/>? <text:s/>triệu đồng)</text:p>
          </table:table-cell>
        </table:table-row>
      </table:table>
      <text:p text:style-name="P9"/>
      <text:p text:style-name="P10"><text:soft-page-break/>II. YÊU CẦU CHUNG VỀ HỆ THỐNG</text:p>
      <text:list xml:id="list4554557434003631185" text:style-name="L1">
        <text:list-item>
          <text:p text:style-name="P25">Làm nổi bật <text:span text:style-name="T14">các đề thi trên trang</text:span></text:p>
        </text:list-item>
        <text:list-item>
          <text:p text:style-name="P25">Các tính năng chuẩn, dễ thao tác, quản trị.</text:p>
        </text:list-item>
        <text:list-item>
          <text:p text:style-name="P25">Giao diện chuẩn SEO, tương thích trên mọi loại thiết bị.</text:p>
        </text:list-item>
        <text:list-item>
          <text:p text:style-name="P25">Ngôn ngữ mặc định: Tiếng Việt.</text:p>
        </text:list-item>
      </text:list>
      <text:p text:style-name="P10"/>
      <text:p text:style-name="P10">III. CHÍNH SÁCH ƯU ĐÃI</text:p>
      <text:list xml:id="list9159689022033863874" text:style-name="L2">
        <text:list-item>
          <text:p text:style-name="P29">Tặng một năm sử dụng miễn phí tên miền quốc tế và hosti<text:span text:style-name="T11">ng (trị giá 600.000 VNĐ)</text:span></text:p>
        </text:list-item>
        <text:list-item>
          <text:p text:style-name="P29">Bảo hành sản phẩm miễn phí trong một năm đầu.</text:p>
          <text:p text:style-name="P29"/>
        </text:list-item>
      </text:list>
      <text:p text:style-name="P11">V. DỰ KIẾN CÁC MỐC THỜI GIAN</text:p>
      <text:list xml:id="list5904377056424327126" text:style-name="L3">
        <text:list-item>
          <text:p text:style-name="P30">Gửi demo: </text:p>
        </text:list-item>
        <text:list-item>
          <text:p text:style-name="P30">Bàn giao website:</text:p>
        </text:list-item>
        <text:list-item>
          <text:p text:style-name="P30">Tập huấn sử dụng: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2">Quảng Trị, ngày <text:span text:style-name="T25">04 tháng 05 năm 2018</text:span></text:p>
            <text:p text:style-name="P12">GIÁM ĐỐC</text:p>
            <text:p text:style-name="P12"/>
            <text:p text:style-name="P12"/>
            <text:p text:style-name="P12"/>
            <text:p text:style-name="P12">HỒ NGỌC TRIỂN</text:p>
          </table:table-cell>
        </table:table-row>
      </table:table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list xml:id="list719573042500681995" text:style-name="L4">
        <text:list-header>
          <text:p text:style-name="P60"/>
        </text:list-header>
      </text:list>
      <text:p text:style-name="P40"/>
      <text:p text:style-name="P58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oft-page-break/><text:span text:style-name="T16"/></text:p>
      <text:p text:style-name="P31"><text:span text:style-name="T16"/></text:p>
      <text:p text:style-name="P31"><text:span text:style-name="T16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Xếp loại</text:p>
          </table:table-cell>
          <table:table-cell table:style-name="Table2.B1" office:value-type="string">
            <text:p text:style-name="P26">Menu cho phép tạo và quản lý xếp loại kết quả thi với các thông tin cơ bản như: Tên xếp loại, điều kiện xếp loại</text:p>
            <text:p text:style-name="P57"><text:a xlink:type="simple" xlink:href="https://aztest.vn/tai-lieu/quan-tri-module-trac-nghiem/cac-thiet-lap-ban-dau.html" text:style-name="Internet_20_link" text:visited-style-name="Visited_20_Internet_20_Link"><text:span text:style-name="T5"><text:s/></text:span></text:a><text:a xlink:type="simple" xlink:href="https://aztest.vn/tai-lieu/quan-tri-module-trac-nghiem/cac-thiet-lap-ban-dau.html" text:style-name="Internet_20_link" text:visited-style-name="Visited_20_Internet_20_Link"><text:span text:style-name="T6">Xem chi tiết</text:span></text:a></text:p>
          </table:table-cell>
        </table:table-row>
        <table:table-row>
          <table:table-cell table:style-name="Table2.A2" office:value-type="string">
            <text:p text:style-name="P35">Đề <text:span text:style-name="T13">thi</text:span></text:p>
          </table:table-cell>
          <table:table-cell table:style-name="Table2.B2" office:value-type="string">
            <text:p text:style-name="P36">- Menu cho phép tài khoản quản trị tạo và quản lý đề thi theo danh mục gồm các thông tin: tên đề thi, chủ đề, nội dung, hình ảnh minh họa</text:p>
            <text:p text:style-name="P36">- Menu cho phép quản lý và thay đổi thông tin đề thi, phân đề thi cho từng nhóm, đối tượng thí sinh tham gia</text:p>
            <text:p text:style-name="P36">- Hệ thống cho phép quản lý việc tự động trả kết quả thi bao gồm điểm số và đáp án đúng cho mỗi đề thi theo yêu cầu</text:p>
            <text:p text:style-name="P37"><text:a xlink:type="simple" xlink:href="https://aztest.vn/tai-lieu/quan-tri-module-trac-nghiem/tao-de-thi-trac-nghiem-hoan-chinh.html" text:style-name="Internet_20_link" text:visited-style-name="Visited_20_Internet_20_Link">Xem chi tiết </text:a></text:p>
          </table:table-cell>
        </table:table-row>
        <table:table-row>
          <table:table-cell table:style-name="Table2.A2" office:value-type="string">
            <text:p text:style-name="P36">Nhóm đề thi</text:p>
          </table:table-cell>
          <table:table-cell table:style-name="Table2.B2" office:value-type="string">
            <text:p text:style-name="P39">- <text:span text:style-name="T13">Menu có chức năng quản lý danh sách các nhóm đề thi, tạo nhóm đề thi mới</text:span></text:p>
            <text:p text:style-name="P39"/>
            <text:p text:style-name="P37"><text:a xlink:type="simple" xlink:href="https://aztest.vn/tai-lieu/quan-tri-module-trac-nghiem/su-dung-nhom-de-thi.html" text:style-name="Internet_20_link" text:visited-style-name="Visited_20_Internet_20_Link">Xem chi tiết</text:a></text:p>
          </table:table-cell>
        </table:table-row>
        <table:table-row>
          <table:table-cell table:style-name="Table2.A2" office:value-type="string">
            <text:p text:style-name="P42">Theo dòng sự kiện</text:p>
          </table:table-cell>
          <table:table-cell table:style-name="Table2.B2" office:value-type="string">
            <text:p text:style-name="P42">Menu cho phép <text:s/>tao và quản lý các đề thi theo các dòng sự kiện có liên quan</text:p>
            <text:p text:style-name="P43"><text:a xlink:type="simple" xlink:href="https://aztest.vn/tai-lieu/module-tin-tuc/theo-dong-su-kien.html" text:style-name="Internet_20_link" text:visited-style-name="Visited_20_Internet_20_Link">Xem chi tiết</text:a></text:p>
          </table:table-cell>
        </table:table-row>
        <table:table-row>
          <table:table-cell table:style-name="Table2.A2" office:value-type="string">
            <text:p text:style-name="P42">Phân quyền quản lý</text:p>
          </table:table-cell>
          <table:table-cell table:style-name="Table2.B2" office:value-type="string">
            <text:p text:style-name="P42">- Menu cho phép Admin tối cao phân và cấp quyền quản lý cho các tài khoản thành viên</text:p>
            <text:p text:style-name="P42">- Thay đổi, sửa hoặc xóa <text:s/>quyền đã cấp cho các tài khoản</text:p>
            <text:p text:style-name="P43"><text:a xlink:type="simple" xlink:href="https://aztest.vn/tai-lieu/module-tin-tuc/phan-quyen-quan-ly.html" text:style-name="Internet_20_link" text:visited-style-name="Visited_20_Internet_20_Link">Xem chi tiết</text:a></text:p>
            <text:p text:style-name="P42"/>
          </table:table-cell>
        </table:table-row>
        <table:table-row>
          <table:table-cell table:style-name="Table2.A2" office:value-type="string">
            <text:p text:style-name="P35">Giao diện</text:p>
          </table:table-cell>
          <table:table-cell table:style-name="Table2.B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35">Chi phí dự kiến</text:p>
          </table:table-cell>
          <table:table-cell table:style-name="Table2.B2" office:value-type="string">
            <text:p text:style-name="P44"><text:s/>.000.000 VNĐ ( <text:s text:c="3"/>triệu đồng)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, time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1.75in" fo:margin-right="0in" fo:line-height="100%" fo:text-indent="0in" style:auto-text-indent="false" style:page-number="auto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fo:font-weight="bold" officeooo:rsid="000c247c" officeooo:paragraph-rsid="000c247c" style:font-size-asian="10pt" style:font-weight-asian="bold" style:font-size-complex="10pt" style:font-weight-complex="bold"/>
    </style:style>
    <style:style style:name="MP2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bebb3f" style:font-size-asian="10pt" style:font-size-complex="10pt"/>
    </style:style>
    <style:style style:name="MP3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0c247c" officeooo:paragraph-rsid="000c247c"/>
    </style:style>
    <style:style style:name="MP4" style:family="paragraph" style:parent-style-name="Header">
      <loext:graphic-properties draw:fill="none"/>
      <style:paragraph-properties fo:margin-left="1.75in" fo:margin-right="0in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0c247c" style:font-size-asian="10pt" style:font-size-complex="10pt"/>
    </style:style>
    <style:style style:name="MP5" style:family="paragraph">
      <style:paragraph-properties fo:text-align="cente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bebb3f"/>
    </style:style>
    <style:style style:name="M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MT4" style:family="text">
      <style:text-properties style:font-name="Times New Roman" fo:font-size="10pt" style:font-size-asian="10pt" style:font-size-complex="10pt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4256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161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83in" svg:y="0.0346in" svg:width="1.65in" svg:height="0.5283in" draw:z-index="5"><draw:image xlink:href="Pictures/10000201000000C800000040C98BC6DAB5F4A2A8.png" xlink:type="simple" xlink:show="embed" xlink:actuate="onLoad"/></draw:frame>CÔNG TY TNHH PHÁT TRIỂN VÀ DỊCH VỤ NGUỒN MỞ THUẬN ĐỨC</text:p>
        <text:p text:style-name="MP2"><text:span text:style-name="MT1">Điện thoại:</text:span> <text:span text:style-name="MT2">02336 270 610 - </text:span>0905 908 430</text:p>
        <text:p text:style-name="MP3"><text:span text:style-name="MT3">Email:</text:span><text:span text:style-name="MT4"> </text:span><text:a xlink:type="simple" xlink:href="mailto:contact@tdfoss.vn" text:style-name="Internet_20_link" text:visited-style-name="Visited_20_Internet_20_Link"><text:span text:style-name="MT4">contact@tdfoss.vn</text:span></text:a></text:p>
        <text:p text:style-name="MP4"><draw:line text:anchor-type="paragraph" draw:z-index="2" draw:name="Shape1" draw:style-name="Mgr1" draw:text-style-name="MP5" svg:x1="-0.0008in" svg:y1="0.2575in" svg:x2="6.7154in" svg:y2="0.2575in"><text:p/></draw:line><text:span text:style-name="MT1">Website:</text:span> <text:a xlink:type="simple" xlink:href="http://www.tdfoss.vn/" text:style-name="Internet_20_link" text:visited-style-name="Visited_20_Internet_20_Link">www.tdfoss.vn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4:22:00.158310537</meta:creation-date>
    <meta:generator>LibreOffice/5.1.6.2$Linux_X86_64 LibreOffice_project/10m0$Build-2</meta:generator>
    <dc:date>2018-05-04T10:11:39.123444407</dc:date>
    <meta:editing-duration>PT6H49M55S</meta:editing-duration>
    <meta:editing-cycles>189</meta:editing-cycles>
    <meta:print-date>2017-07-24T14:27:40.770177769</meta:print-date>
    <meta:document-statistic meta:table-count="3" meta:image-count="1" meta:object-count="0" meta:page-count="3" meta:paragraph-count="75" meta:word-count="652" meta:character-count="2796" meta:non-whitespace-character-count="2206"/>
  </office:meta>
</office:document-meta>
</file>